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30000022753EE5D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4.25cm" fo:min-width="18.2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705cm" svg:height="14.578cm" svg:x="0.195cm" svg:y="0.122cm">
          <draw:image xlink:href="Pictures/10000201000002C30000022753EE5D24.png" xlink:type="simple" xlink:show="embed" xlink:actuate="onLoad">
            <text:p/>
          </draw:image>
        </draw:frame>
        <draw:custom-shape draw:style-name="gr2" draw:text-style-name="P1" draw:layer="layout" svg:width="18.8cm" svg:height="14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4.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4:57:43.852251502</meta:creation-date>
    <dc:date>2018-04-28T14:59:48.558016115</dc:date>
    <dc:creator>dario </dc:creator>
    <meta:editing-duration>PT2M4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